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  <style:map style:condition="cell-content()&gt;SUM([$Sheet1.$B$5:.$B$6])" style:apply-style-name="Invalid_20_Value" style:base-cell-address="Sheet1.B7"/>
    </style:style>
    <style:style style:name="ce6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  <style:map style:condition="cell-content-is-not-between(1,4)" style:apply-style-name="Invalid_20_Value" style:base-cell-address="Sheet1.B8"/>
      <style:map style:condition="cell-content()&gt;[$Sheet1.$B$7]" style:apply-style-name="Invalid_20_Value" style:base-cell-address="Sheet1.B8"/>
    </style:style>
    <style:style style:name="ce7" style:family="table-cell" style:parent-style-name="Default">
      <style:table-cell-properties fo:border="0.06pt solid #000000"/>
      <style:map style:condition="cell-content()!=[$Sheet1.$B$13]" style:apply-style-name="Invalid_20_Value" style:base-cell-address="Sheet1.B9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 style:data-style-name="N120">
      <style:table-cell-properties fo:border="0.06pt solid #000000"/>
    </style:style>
    <style:style style:name="ce10" style:family="table-cell" style:parent-style-name="Default" style:data-style-name="N120">
      <style:table-cell-properties fo:background-color="#00cc00" fo:border="0.06pt solid #000000"/>
      <style:text-properties fo:font-weight="bold" style:font-weight-asian="bold" style:font-weight-complex="bold"/>
      <style:map style:condition="cell-content()&lt;0.01" style:apply-style-name="Invalid_20_Value" style:base-cell-address="Sheet1.B19"/>
    </style:style>
    <style:style style:name="ce11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  <style:map style:condition="cell-content()&lt;[$Sheet1.$B$15]" style:apply-style-name="Invalid_20_Value" style:base-cell-address="Sheet1.B20"/>
    </style:style>
    <style:style style:name="ce12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otected="true">
        <table:table-protection table:select-protected-cells="true" table:select-unprotected-cells="true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requency (MHz)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Clock Divider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office:value-type="string" calcext:value-type="string">
            <text:p>Sync-S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p-Seg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hase-Seg1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Phase-Seg2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SJW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t Length (TQ)</text:p>
          </table:table-cell>
          <table:table-cell table:style-name="ce7" table:formula="of:=SUM([.B4:.B7])"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TQ (ns)</text:p>
          </table:table-cell>
          <table:table-cell table:formula="of:=[.B2]/[.B1]*1000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aud (kbps)</text:p>
          </table:table-cell>
          <table:table-cell table:style-name="ce8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Q/Bit</text:p>
          </table:table-cell>
          <table:table-cell table:formula="of:=(1/[.B12]/[.B11])*(1000*10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p-delay/meter (n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x Bus Length allowed (m)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us prop-delay (us)</text:p>
          </table:table-cell>
          <table:table-cell table:formula="of:=([.B15]*[.B14]*2 + 400)/1000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Oscillator Tolerance 1</text:p>
          </table:table-cell>
          <table:table-cell table:style-name="ce9" table:formula="of:=MIN([.B6];[.B7])/(2*((13*[.B9])-[.B7]))" office:value-type="percentage" office:value="0.0118110236220472" calcext:value-type="percentage">
            <text:p>1.181%</text:p>
          </table:table-cell>
        </table:table-row>
        <table:table-row table:style-name="ro1">
          <table:table-cell office:value-type="string" calcext:value-type="string">
            <text:p>Oscillator Tolerance 2</text:p>
          </table:table-cell>
          <table:table-cell table:style-name="ce9" table:formula="of:=[.B8]/(20*[.B9])" office:value-type="percentage" office:value="0.01" calcext:value-type="percentage">
            <text:p>1.000%</text:p>
          </table:table-cell>
        </table:table-row>
        <table:table-row table:style-name="ro1">
          <table:table-cell table:style-name="ce1" office:value-type="string" calcext:value-type="string">
            <text:p>Oscillator Tolerance Absolute</text:p>
          </table:table-cell>
          <table:table-cell table:style-name="ce10" table:formula="of:=MIN([.B17];[.B18])" office:value-type="percentage" office:value="0.01" calcext:value-type="percentage">
            <text:p>1.000%</text:p>
          </table:table-cell>
        </table:table-row>
        <table:table-row table:style-name="ro1">
          <table:table-cell table:style-name="ce1" office:value-type="string" calcext:value-type="string">
            <text:p>Max Bus Length Supported (m)</text:p>
          </table:table-cell>
          <table:table-cell table:style-name="ce11" table:formula="of:=(([.B5]*[.B11])-400)/[.B14]" office:value-type="float" office:value="480" calcext:value-type="float">
            <text:p>480</text:p>
          </table:table-cell>
        </table:table-row>
        <table:table-row table:style-name="ro1">
          <table:table-cell table:style-name="ce1" office:value-type="string" calcext:value-type="string">
            <text:p>Sample Point</text:p>
          </table:table-cell>
          <table:table-cell table:style-name="ce12" table:formula="of:=SUM([.B4:.B6])/[.B9]" office:value-type="float" office:value="0.7" calcext:value-type="float">
            <text:p>0.7</text:p>
          </table:table-cell>
        </table:table-row>
        <calcext:conditional-formats>
          <calcext:conditional-format calcext:target-range-address="Sheet1.B20:Sheet1.B20">
            <calcext:condition calcext:apply-style-name="Invalid Value" calcext:value="&lt;[$Sheet1.$B$15]" calcext:base-cell-address="Sheet1.B20"/>
          </calcext:conditional-format>
          <calcext:conditional-format calcext:target-range-address="Sheet1.B8:Sheet1.B8">
            <calcext:condition calcext:apply-style-name="Invalid Value" calcext:value="not-between(1,4)" calcext:base-cell-address="Sheet1.B8"/>
            <calcext:condition calcext:apply-style-name="Invalid Value" calcext:value="&gt;[$Sheet1.$B$7]" calcext:base-cell-address="Sheet1.B8"/>
          </calcext:conditional-format>
          <calcext:conditional-format calcext:target-range-address="Sheet1.B9:Sheet1.B9">
            <calcext:condition calcext:apply-style-name="Invalid Value" calcext:value="!=[$Sheet1.$B$13]" calcext:base-cell-address="Sheet1.B9"/>
          </calcext:conditional-format>
          <calcext:conditional-format calcext:target-range-address="Sheet1.B7:Sheet1.B7">
            <calcext:condition calcext:apply-style-name="Invalid Value" calcext:value="&gt;SUM([$Sheet1.$B$5:.$B$6])" calcext:base-cell-address="Sheet1.B7"/>
          </calcext:conditional-format>
          <calcext:conditional-format calcext:target-range-address="Sheet1.B19:Sheet1.B19">
            <calcext:condition calcext:apply-style-name="Invalid Value" calcext:value="&lt;0.01" calcext:base-cell-address="Sheet1.B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style:vertical-justify="auto"/>
      <style:paragraph-properties css3t:text-justify="auto"/>
    </style:style>
    <style:style style:name="Invalid_20_Value" style:display-name="Invalid Valu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Baker</meta:initial-creator>
    <meta:creation-date>2017-01-17T19:33:50.863328819</meta:creation-date>
    <dc:date>2017-01-17T20:56:51.081190707</dc:date>
    <dc:creator>Stuart Baker</dc:creator>
    <meta:editing-duration>PT6M37S</meta:editing-duration>
    <meta:editing-cycles>2</meta:editing-cycles>
    <meta:generator>LibreOffice/4.2.8.2$Linux_X86_64 LibreOffice_project/420m0$Build-2</meta:generator>
    <meta:document-statistic meta:table-count="1" meta:cell-count="38" meta:object-count="0"/>
  </office:meta>
</office:document-meta>
</file>